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4pt" fo:font-weight="bold" officeooo:rsid="001885f6" officeooo:paragraph-rsid="001885f6" style:font-size-asian="24pt" style:font-weight-asian="bold" style:font-size-complex="24pt" style:font-weight-complex="bold"/>
    </style:style>
    <style:style style:name="P2" style:family="paragraph" style:parent-style-name="Standard">
      <style:text-properties style:font-name="Times New Roman" fo:font-size="20pt" fo:font-weight="bold" officeooo:rsid="001e291b" officeooo:paragraph-rsid="001e291b" style:font-size-asian="20pt" style:font-weight-asian="bold" style:font-size-complex="20pt" style:font-weight-complex="bold"/>
    </style:style>
    <style:style style:name="P3" style:family="paragraph" style:parent-style-name="Standard">
      <style:text-properties style:font-name="Times New Roman" fo:font-size="20pt" fo:font-weight="bold" officeooo:rsid="001e3ace" officeooo:paragraph-rsid="001e3ace" style:font-size-asian="20pt" style:font-weight-asian="bold" style:font-size-complex="20pt" style:font-weight-complex="bold"/>
    </style:style>
    <style:style style:name="P4" style:family="paragraph" style:parent-style-name="Standard">
      <style:text-properties style:font-name="Times New Roman" fo:font-size="20pt" fo:font-weight="normal" officeooo:rsid="001e291b" officeooo:paragraph-rsid="001e291b" style:font-size-asian="20pt" style:font-weight-asian="normal" style:font-size-complex="20pt" style:font-weight-complex="normal"/>
    </style:style>
    <style:style style:name="P5" style:family="paragraph" style:parent-style-name="Standard">
      <style:paragraph-properties fo:text-align="justify" style:justify-single-word="false"/>
      <style:text-properties style:font-name="Times New Roman" fo:font-size="20pt" fo:font-weight="normal" officeooo:rsid="001e291b" officeooo:paragraph-rsid="001e291b" style:font-size-asian="20pt" style:font-weight-asian="normal" style:font-size-complex="20pt" style:font-weight-complex="normal"/>
    </style:style>
    <style:style style:name="P6" style:family="paragraph" style:parent-style-name="Standard">
      <style:text-properties style:font-name="Times New Roman" fo:font-size="20pt" fo:font-weight="normal" officeooo:rsid="001e3ace" officeooo:paragraph-rsid="001e3ace" style:font-size-asian="20pt" style:font-weight-asian="normal" style:font-size-complex="20pt" style:font-weight-complex="normal"/>
    </style:style>
    <style:style style:name="P7" style:family="paragraph" style:parent-style-name="Standard">
      <style:paragraph-properties fo:text-align="justify" style:justify-single-word="false"/>
      <style:text-properties style:font-name="Times New Roman" fo:font-size="20pt" fo:font-weight="normal" officeooo:rsid="001e3ace" officeooo:paragraph-rsid="001e3ace" style:font-size-asian="20pt" style:font-weight-asian="normal" style:font-size-complex="20pt" style:font-weight-complex="normal"/>
    </style:style>
    <style:style style:name="P8" style:family="paragraph" style:parent-style-name="Standard">
      <style:paragraph-properties fo:text-align="center" style:justify-single-word="false"/>
      <style:text-properties fo:font-size="28pt" fo:font-weight="bold" officeooo:rsid="001885f6" officeooo:paragraph-rsid="001885f6" style:font-size-asian="28pt" style:font-weight-asian="bold" style:font-size-complex="28pt" style:font-weight-complex="bold"/>
    </style:style>
    <style:style style:name="P9" style:family="paragraph" style:parent-style-name="Standard">
      <style:text-properties fo:font-size="26pt" fo:font-weight="bold" officeooo:rsid="0021fb8e" officeooo:paragraph-rsid="0021fb8e" style:font-size-asian="26pt" style:font-weight-asian="bold" style:font-size-complex="26pt" style:font-weight-complex="bold"/>
    </style:style>
    <style:style style:name="P10" style:family="paragraph" style:parent-style-name="Standard">
      <style:text-properties fo:font-size="26pt" fo:font-weight="bold" officeooo:rsid="0023e616" officeooo:paragraph-rsid="0023e616" style:font-size-asian="22.75pt" style:font-weight-asian="bold" style:font-size-complex="26pt" style:font-weight-complex="bold"/>
    </style:style>
    <style:style style:name="P11" style:family="paragraph" style:parent-style-name="Standard">
      <style:text-properties fo:font-size="26pt" fo:font-weight="bold" officeooo:rsid="00241837" officeooo:paragraph-rsid="00241837" style:font-size-asian="22.75pt" style:font-weight-asian="bold" style:font-size-complex="26pt" style:font-weight-complex="bold"/>
    </style:style>
    <style:style style:name="P12" style:family="paragraph" style:parent-style-name="Standard">
      <style:text-properties fo:font-size="20pt" fo:font-style="normal" fo:font-weight="bold" officeooo:rsid="001e291b" officeooo:paragraph-rsid="001e291b" style:font-size-asian="20pt" style:font-style-asian="normal" style:font-weight-asian="bold" style:font-size-complex="20pt" style:font-style-complex="normal" style:font-weight-complex="bold"/>
    </style:style>
    <style:style style:name="P13" style:family="paragraph" style:parent-style-name="Standard">
      <style:text-properties fo:font-size="20pt" fo:font-weight="bold" officeooo:rsid="001885f6" officeooo:paragraph-rsid="001885f6" style:font-size-asian="20pt" style:font-weight-asian="bold" style:font-size-complex="20pt" style:font-weight-complex="bold"/>
    </style:style>
    <style:style style:name="P14" style:family="paragraph" style:parent-style-name="Standard">
      <style:text-properties fo:font-size="20pt" fo:font-weight="bold" officeooo:rsid="001e3ace" officeooo:paragraph-rsid="001e3ace" style:font-size-asian="20pt" style:font-weight-asian="bold" style:font-size-complex="20pt" style:font-weight-complex="bold"/>
    </style:style>
    <style:style style:name="P15" style:family="paragraph" style:parent-style-name="Standard">
      <style:text-properties fo:font-size="20pt" fo:font-weight="bold" officeooo:rsid="001e8953" officeooo:paragraph-rsid="001e8953" style:font-size-asian="20pt" style:font-weight-asian="bold" style:font-size-complex="20pt" style:font-weight-complex="bold"/>
    </style:style>
    <style:style style:name="P16" style:family="paragraph" style:parent-style-name="Standard">
      <style:text-properties fo:font-size="20pt" fo:font-weight="bold" officeooo:rsid="002039ee" officeooo:paragraph-rsid="002039ee" style:font-size-asian="20pt" style:font-weight-asian="bold" style:font-size-complex="20pt" style:font-weight-complex="bold"/>
    </style:style>
    <style:style style:name="P17" style:family="paragraph" style:parent-style-name="Standard">
      <style:paragraph-properties fo:text-align="justify" style:justify-single-word="false"/>
      <style:text-properties fo:font-size="20pt" officeooo:rsid="001885f6" officeooo:paragraph-rsid="001885f6" style:font-size-asian="20pt" style:font-size-complex="20pt"/>
    </style:style>
    <style:style style:name="P18" style:family="paragraph" style:parent-style-name="Standard">
      <style:text-properties fo:font-size="20pt" officeooo:rsid="001885f6" officeooo:paragraph-rsid="001885f6" style:font-size-asian="20pt" style:font-size-complex="20pt"/>
    </style:style>
    <style:style style:name="P19" style:family="paragraph" style:parent-style-name="Standard">
      <style:text-properties fo:font-size="20pt" officeooo:paragraph-rsid="001a8395" style:font-size-asian="20pt" style:font-size-complex="20pt"/>
    </style:style>
    <style:style style:name="P20" style:family="paragraph" style:parent-style-name="Standard">
      <style:paragraph-properties fo:text-align="justify" style:justify-single-word="false"/>
      <style:text-properties fo:font-size="20pt" officeooo:paragraph-rsid="001a8395" style:font-size-asian="20pt" style:font-size-complex="20pt"/>
    </style:style>
    <style:style style:name="P21" style:family="paragraph" style:parent-style-name="Standard">
      <style:paragraph-properties fo:text-align="justify" style:justify-single-word="false"/>
      <style:text-properties fo:font-size="20pt" officeooo:paragraph-rsid="001e291b" style:font-size-asian="20pt" style:font-size-complex="20pt"/>
    </style:style>
    <style:style style:name="P22" style:family="paragraph" style:parent-style-name="Standard">
      <style:paragraph-properties fo:text-align="justify" style:justify-single-word="false"/>
      <style:text-properties fo:font-size="20pt" officeooo:paragraph-rsid="001e3ace" style:font-size-asian="20pt" style:font-size-complex="20pt"/>
    </style:style>
    <style:style style:name="P23" style:family="paragraph" style:parent-style-name="Standard">
      <style:text-properties fo:font-size="20pt" officeooo:paragraph-rsid="001e3ace" style:font-size-asian="20pt" style:font-size-complex="20pt"/>
    </style:style>
    <style:style style:name="P24" style:family="paragraph" style:parent-style-name="Standard">
      <style:text-properties fo:font-size="20pt" officeooo:rsid="001e8953" officeooo:paragraph-rsid="001e8953" style:font-size-asian="20pt" style:font-size-complex="20pt"/>
    </style:style>
    <style:style style:name="P25" style:family="paragraph" style:parent-style-name="Standard">
      <style:text-properties fo:font-size="20pt" fo:font-weight="normal" officeooo:paragraph-rsid="001a8395" style:font-size-asian="20pt" style:font-weight-asian="normal" style:font-size-complex="20pt" style:font-weight-complex="normal"/>
    </style:style>
    <style:style style:name="P26" style:family="paragraph" style:parent-style-name="Standard">
      <style:text-properties fo:font-size="20pt" fo:font-weight="normal" officeooo:rsid="001e291b" officeooo:paragraph-rsid="001e291b" style:font-size-asian="20pt" style:font-weight-asian="normal" style:font-size-complex="20pt" style:font-weight-complex="normal"/>
    </style:style>
    <style:style style:name="P27" style:family="paragraph" style:parent-style-name="Standard">
      <style:paragraph-properties fo:text-align="justify" style:justify-single-word="false"/>
      <style:text-properties fo:font-size="20pt" fo:font-weight="normal" officeooo:rsid="001e3ace" officeooo:paragraph-rsid="001e3ace" style:font-size-asian="20pt" style:font-weight-asian="normal" style:font-size-complex="20pt" style:font-weight-complex="normal"/>
    </style:style>
    <style:style style:name="P28" style:family="paragraph" style:parent-style-name="Standard">
      <style:paragraph-properties fo:text-align="justify" style:justify-single-word="false"/>
      <style:text-properties fo:font-size="20pt" fo:font-weight="normal" officeooo:rsid="0023112b" officeooo:paragraph-rsid="0023112b" style:font-size-asian="20pt" style:font-weight-asian="normal" style:font-size-complex="20pt" style:font-weight-complex="normal"/>
    </style:style>
    <style:style style:name="P29" style:family="paragraph" style:parent-style-name="Standard">
      <style:paragraph-properties fo:text-align="justify" style:justify-single-word="false"/>
      <style:text-properties fo:font-size="20pt" fo:font-weight="normal" officeooo:rsid="0023e616" officeooo:paragraph-rsid="0023e616" style:font-size-asian="20pt" style:font-weight-asian="normal" style:font-size-complex="20pt" style:font-weight-complex="normal"/>
    </style:style>
    <style:style style:name="T1" style:family="text">
      <style:text-properties fo:font-variant="normal" fo:text-transform="none" fo:color="#330033" style:font-name="Times New Roman1" fo:letter-spacing="normal" fo:font-style="normal" fo:font-weight="normal"/>
    </style:style>
    <style:style style:name="T2" style:family="text">
      <style:text-properties fo:font-variant="normal" fo:text-transform="none" fo:color="#330033" style:font-name="Times New Roman1" fo:letter-spacing="normal" fo:font-style="normal" fo:font-weight="normal" style:font-weight-asian="normal" style:font-weight-complex="normal"/>
    </style:style>
    <style:style style:name="T3" style:family="text">
      <style:text-properties fo:font-variant="normal" fo:text-transform="none" fo:color="#330033" style:font-name="Times New Roman1" fo:letter-spacing="normal" fo:font-style="normal" fo:font-weight="normal" officeooo:rsid="0021fb8e" style:font-weight-asian="normal" style:font-weight-complex="normal"/>
    </style:style>
    <style:style style:name="T4" style:family="text">
      <style:text-properties fo:font-variant="normal" fo:text-transform="none" fo:color="#330033" style:font-name="Times New Roman1" fo:letter-spacing="normal" fo:font-style="normal" fo:font-weight="normal" officeooo:rsid="0023112b" style:font-weight-asian="normal" style:font-weight-complex="normal"/>
    </style:style>
    <style:style style:name="T5" style:family="text">
      <style:text-properties fo:font-variant="normal" fo:text-transform="none" fo:color="#330033" style:font-name="Times New Roman1" fo:letter-spacing="normal" fo:font-style="italic" fo:font-weight="normal" style:font-style-asian="italic" style:font-style-complex="italic"/>
    </style:style>
    <style:style style:name="T6" style:family="text">
      <style:text-properties fo:font-variant="normal" fo:text-transform="none" fo:color="#330033" style:font-name="Times New Roman1" fo:letter-spacing="normal" fo:font-style="italic" fo:font-weight="normal" style:font-style-asian="italic" style:font-weight-asian="normal" style:font-style-complex="italic" style:font-weight-complex="normal"/>
    </style:style>
    <style:style style:name="T7" style:family="text">
      <style:text-properties fo:font-variant="normal" fo:text-transform="none" fo:color="#330033" style:font-name="Times New Roman1" fo:letter-spacing="normal" fo:font-style="italic" fo:font-weight="bold" style:font-style-asian="italic" style:font-weight-asian="bold" style:font-style-complex="italic" style:font-weight-complex="bold"/>
    </style:style>
    <style:style style:name="T8" style:family="text">
      <style:text-properties fo:font-variant="normal" fo:text-transform="none" fo:color="#000000" style:font-name="Times New Roman1" fo:letter-spacing="normal" fo:font-style="normal"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885f6" style:font-weight-asian="normal" style:font-weight-complex="normal"/>
    </style:style>
    <style:style style:name="T12" style:family="text">
      <style:text-properties fo:font-weight="normal" officeooo:rsid="001e291b" style:font-weight-asian="normal" style:font-weight-complex="normal"/>
    </style:style>
    <style:style style:name="T13" style:family="text">
      <style:text-properties fo:font-weight="normal" officeooo:rsid="0023112b" style:font-weight-asian="normal" style:font-weight-complex="normal"/>
    </style:style>
    <style:style style:name="T14" style:family="text">
      <style:text-properties fo:font-weight="normal" officeooo:rsid="00241837" style:font-weight-asian="normal" style:font-weight-complex="normal"/>
    </style:style>
    <style:style style:name="T15" style:family="text">
      <style:text-properties style:font-name="Times New Roman"/>
    </style:style>
    <style:style style:name="T16" style:family="text">
      <style:text-properties style:font-name="Times New Roman" fo:font-weight="normal" officeooo:rsid="001e3ace" style:font-weight-asian="normal" style:font-weight-complex="normal"/>
    </style:style>
    <style:style style:name="T17" style:family="text">
      <style:text-properties style:font-name="Times New Roman" officeooo:rsid="001e291b"/>
    </style:style>
    <style:style style:name="T18" style:family="text">
      <style:text-properties officeooo:rsid="002039ee"/>
    </style:style>
    <style:style style:name="T19" style:family="text">
      <style:text-properties officeooo:rsid="0021fb8e"/>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officeooo:rsid="0023112b"/>
    </style:style>
    <style:style style:name="T22" style:family="text">
      <style:text-properties fo:font-style="normal" fo:font-weight="bold" officeooo:rsid="001a8395" style:font-style-asian="normal" style:font-weight-asian="bold" style:font-style-complex="normal" style:font-weight-complex="bold"/>
    </style:style>
    <style:style style:name="T23" style:family="text">
      <style:text-properties officeooo:rsid="001e3ace"/>
    </style:style>
    <style:style style:name="T24" style:family="text">
      <style:text-properties officeooo:rsid="0023e616"/>
    </style:style>
    <style:style style:name="T25" style:family="text">
      <style:text-properties officeooo:rsid="002418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ossible improvements <text:span text:style-name="T19">Or Things We could Have Implemented</text:span></text:p>
      <text:p text:style-name="P1"/>
      <text:p text:style-name="P9">*We could have implemented:</text:p>
      <text:p text:style-name="P13">1)Null Move Heuristic </text:p>
      <text:p text:style-name="P17"><text:span text:style-name="T1">This simple heuristic improves the </text:span><text:span text:style-name="T5">beginning</text:span><text:span text:style-name="T1"> of the </text:span><text:span text:style-name="T5">alpha-beta search</text:span><text:span text:style-name="T1">. Initially, there are no values for what the worst and best possible moves are, so they default to negative and positive infinity respectively. But using this heuristic the algorithm can </text:span><text:span text:style-name="T5">find an initial lower bound on the best moves</text:span><text:span text:style-name="T1">. It lets the opposing player play two moves in sequence (choosing them based on a small-ply min-max search), and computes the score after that. Certainly, any move made by the current player should beat a score obtainable by the opponent getting two chances<text:line-break/>to move.</text:span> </text:p>
      <text:p text:style-name="P18"/>
      <text:p text:style-name="P19"><text:span text:style-name="T22">2)</text:span><text:span text:style-name="T8">Quiescence Searching</text:span><text:span text:style-name="T9"> </text:span></text:p>
      <text:p text:style-name="P20"><text:span text:style-name="T2">Since the depth of the min-max search is limited, problems can occur at the frontier. A move that may seem great may actually be a disaster because of something that could happen on the very next move. Looking at all these possibilities would mean increasing the </text:span><text:span text:style-name="T3">depth of mini-max </text:span><text:span text:style-name="T2"><text:s/>by 1, which is not the solution, as we would need to extend it to arbitrarily large depths. The goal is thus to search the tree until </text:span><text:span text:style-name="T6">"quiescent"</text:span><text:span text:style-name="T2"> positions are found - i.e ones that don't affect the current positions too much (most maneuvers in chess result in only slight</text:span><text:span text:style-name="T10"><text:line-break/></text:span><text:soft-page-break/><text:span text:style-name="T2">advantages or disadvantages to each player, not big ones at once). Hence, </text:span><text:span text:style-name="T6">looking at higher depths is important only for significant moves - such as captures</text:span><text:span text:style-name="T2">. Consider for example a move in which you capture the opponent's knight with your queen. If that is the limit of your min-max search, it seems to be a great move - you receive points for capturing the opponent's knight. But suppose that</text:span><text:span text:style-name="T10"><text:line-break/></text:span><text:span text:style-name="T2">in the very next move your opponent can capture your queen. Then the move is clearly seen as bad, as trading a queen for a knight is to your disadvantage. Quiescence searching will be able to detect that by looking at the next move. Again, it doesn't need to do this for every move - just for ones that affect the score a lot (like captures). One important caveat in the quiescence searching algorithm is that it should only look at moves that became available because of the</text:span><text:span text:style-name="T10"><text:line-break/></text:span><text:span text:style-name="T2">current move being made. Consider the following situation. Your bishop is threatened by an opponent's pawn, and you have the ability to</text:span><text:span text:style-name="T10"><text:line-break/></text:span><text:span text:style-name="T2">capture the opponent's knight with a different pawn. Suppose the algorithm is looking only 1 </text:span><text:span text:style-name="T4">level</text:span><text:span text:style-name="T2"> ahead, and is examining some non-capturing</text:span><text:span text:style-name="T10"><text:line-break/></text:span><text:span text:style-name="T2">move. It won't notice that the bishop can be captured in the next turn. But what happens when it's examining the knight-capturing move with</text:span><text:span text:style-name="T10"><text:line-break/></text:span><text:span text:style-name="T2">quiescence. It will see that the opponent can take your bishop, which will even out the piece possession, making the move not seem as good.</text:span><text:span text:style-name="T10"><text:line-break/></text:span><text:span text:style-name="T2">So it's highly likely that the algorithm would pick a move other than capturing the knight, thus needlessly losing the </text:span><text:soft-page-break/><text:span text:style-name="T2">bishop in the next turn.</text:span><text:span text:style-name="T10"><text:line-break/></text:span><text:span text:style-name="T2">To prevent this, the algorithm must look at </text:span><text:span text:style-name="T7">ONLY</text:span><text:span text:style-name="T2"> those moves available because of its own move. Since the opponent's "pawn captures bishop" was available regardless of whether you capture the knight or not, it should be ignored.</text:span><text:span text:style-name="T10"> </text:span></text:p>
      <text:p text:style-name="P25"/>
      <text:p text:style-name="P12">3)Iterative deepening</text:p>
      <text:p text:style-name="P21"><text:span text:style-name="T11"><text:s/></text:span><text:span text:style-name="T10">Instead of searching to full depth right away, </text:span><text:span text:style-name="T20">iterative deepening</text:span><text:span text:style-name="T10"> </text:span><text:span text:style-name="T20">increases</text:span><text:span text:style-name="T10"> the search </text:span><text:span text:style-name="T20">depth</text:span><text:span text:style-name="T10"> by one at a time. This </text:span><text:span text:style-name="T13">counter-intuitive</text:span><text:span text:style-name="T10"> approach allows to store useful information from earlier iterations to be used in later iterations to increase e</text:span><text:span text:style-name="T12">ffi</text:span><text:span text:style-name="T10">ciency and it helps to control the time spent for a move decision, since search times for a </text:span><text:span text:style-name="T12">fixed search depth vary significantly for different problems. This is how practical implementations of alpha-beta address the issue of Stopping. This is by no means an optimal solution, since it only helps to control that a set time limit is not exceeded. </text:span></text:p>
      <text:p text:style-name="P26"/>
      <text:p text:style-name="P2">4)Move ordering</text:p>
      <text:p text:style-name="P5">Alpha-beta is most efficient if the best successor of each node is searched first. Information stored from previous iterations helps to achieve nearly optimal move ordering. A good move ordering allows the search to address the question about which node to Expand Next.</text:p>
      <text:p text:style-name="P4"/>
      <text:p text:style-name="P14"><text:span text:style-name="T17">5</text:span><text:span text:style-name="T15">)Transposition Tables</text:span></text:p>
      <text:p text:style-name="P27"><text:span text:style-name="T15">Transposition tables aid in the above mentioned task of move ordering by storing information from iteration to iteration. Furthermore, they allow for the detection of transpositions (a </text:span><text:soft-page-break/><text:span text:style-name="T15">position in a search that can be reached by different move sequences) and thus eliminate duplicate search effort. Partition Search <text:s/>generalizes the concept of transposition tables. Instead of storing information for individual positions, information for sets of positions is stored, increasing the usefulness of transposition tables. Ginsberg could show the merits of Partition Search for bridge, but no successful attempt to apply this algorithm to chess has been reported. </text:span></text:p>
      <text:p text:style-name="P6"/>
      <text:p text:style-name="P3">6)Search Extensions</text:p>
      <text:p text:style-name="P7">Domain-dependent (such as check extensions) and domain-independent (singular extensions) knowledge can be used to increase the search depth for certain lines of play. Search extensions also address the Bad Line problem. </text:p>
      <text:p text:style-name="P6"/>
      <text:p text:style-name="P3">7)Null-Window Searches</text:p>
      <text:p text:style-name="P22"><text:span text:style-name="T16">The narrower the search window, the more efficient alpha-beta is. Null-window searches (alpa + 1 = beta</text:span>) combined with a good move ordering improve the e<text:span text:style-name="T23">ffi</text:span>ciency of alpha-beta, e<text:span text:style-name="T23">ff</text:span>ectively pruning or limiting the amount of search e<text:span text:style-name="T23">ff</text:span>ort spent in “bad" lines and thus tackling the Bad Line problem. </text:p>
      <text:p text:style-name="P23"/>
      <text:p text:style-name="P10">Possible improvements to the already existing code</text:p>
      <text:p text:style-name="P15"><text:span text:style-name="T24">1</text:span>) <text:span text:style-name="T21">I</text:span>nitial <text:span text:style-name="T21">F</text:span>ixed <text:span text:style-name="T21">M</text:span>oves</text:p>
      <text:p text:style-name="P28">As we can easily observe and guess that <text:span text:style-name="T24">in the initial board we have the same arrangement of the 16 pieces of each side </text:span><text:soft-page-break/><text:span text:style-name="T24">then we can really assume some initial moves to be quite guessable. With this assumption what I want to say is that I can really store some initial possible configurations and their corresponding scores as calculated by the evaluation function in a file and use it each time a new game is started. This will do occupy some storage but will help me to optimize my cpu running time <text:s/>by some small factor(The complexity still remains the same but the average cpu time will reduce by a constant).</text:span></text:p>
      <text:p text:style-name="P15"><text:span text:style-name="T25">2</text:span>) <text:span text:style-name="T24">Evaluation Function</text:span></text:p>
      <text:p text:style-name="P29">The evaluation function as used in the AI written by us has no such modifications but just use the predefined things, that have already been done in the already existing world. We will here like to propose some changes to the evaluation function. <text:span text:style-name="T25">One of the changes that can be proposed is to consider the expectation of the number of wins a particular move will lead to but we cannot actually evaluate all the moves possible due to our computational and hardware limits. But what we can do is we can actually keep the current evaluation for the last step of our mini-max algorithm. So basically the branch that will to the maximum average of the score at its base will be the selected branch. One disadvantage of this is that in this approach the actual best move that could have been taken by the user may not lie in the selected branch as we are now considering the average of the scores at the highest level of the depth of the mini-max algorithm. </text:span><text:s/><text:span text:style-name="T25">This method is inspired from the monte-carlo tree search. We can actually mix up all of the current evaluation functions available in the market and </text:span><text:soft-page-break/><text:span text:style-name="T25">use the best parts of each of them to come up with a new much better evaluation function.</text:span></text:p>
      <text:p text:style-name="P24"/>
      <text:p text:style-name="P11">Some Improvements That are Already There</text:p>
      <text:p text:style-name="P16"><text:span text:style-name="T18">1</text:span>)sort<text:span text:style-name="T25">M</text:span>oves<text:span text:style-name="T25">():</text:span><text:span text:style-name="T14"> This is a function implemented in the AlphaBetaChess.java file, this function selects some moves from the already existing set of all possible moves and sort them according to the score they all will lead to, in this way we first sort all the moves and in the mini-max we go like choosing the best move from the now available sorted list of moves. Thus this improves my running speed probably again by a constant additive factor but in some cases the effect may be signific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8T13:56:29.182000000</meta:creation-date>
    <dc:date>2020-11-20T02:34:13.597249232</dc:date>
    <meta:editing-duration>PT42M35S</meta:editing-duration>
    <meta:editing-cycles>4</meta:editing-cycles>
    <meta:generator>LibreOffice/6.0.7.3$Linux_X86_64 LibreOffice_project/00m0$Build-3</meta:generator>
    <meta:document-statistic meta:table-count="0" meta:image-count="0" meta:object-count="0" meta:page-count="6" meta:paragraph-count="23" meta:word-count="1284" meta:character-count="7631" meta:non-whitespace-character-count="6357"/>
  </office:meta>
</office:document-meta>
</file>